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0237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">
        <text:h text:style-name="Heading_20_3" text:outline-level="3">Menu: <text:span text:style-name="T1">File</text:span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10" meta:non-whitespace-character-count="9"/>
    <dc:date>2014-06-24T11:41:00.145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